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644cm" table:align="left"/>
    </style:style>
    <style:style style:name="Table1.A" style:family="table-column">
      <style:table-column-properties style:column-width="0.531cm"/>
    </style:style>
    <style:style style:name="Table1.B" style:family="table-column">
      <style:table-column-properties style:column-width="1.11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solid" style:text-underline-width="auto" style:text-underline-color="font-color" officeooo:rsid="00076e8f" officeooo:paragraph-rsid="0000bb3b"/>
    </style:style>
    <style:style style:name="P2" style:family="paragraph" style:parent-style-name="Standard">
      <style:text-properties officeooo:paragraph-rsid="0000bb3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officeooo:rsid="00029d4a"/>
    </style:style>
    <style:style style:name="T2" style:family="text">
      <style:text-properties officeooo:rsid="0000fa3d"/>
    </style:style>
    <style:style style:name="T3" style:family="text">
      <style:text-properties officeooo:rsid="0002274d"/>
    </style:style>
    <style:style style:name="T4" style:family="text">
      <style:text-properties officeooo:rsid="00033440"/>
    </style:style>
    <style:style style:name="T5" style:family="text">
      <style:text-properties officeooo:rsid="0005098a"/>
    </style:style>
    <style:style style:name="T6" style:family="text">
      <style:text-properties officeooo:rsid="0005b6be"/>
    </style:style>
    <style:style style:name="T7" style:family="text">
      <style:text-properties officeooo:rsid="000625b7"/>
    </style:style>
    <style:style style:name="T8" style:family="text">
      <style:text-properties officeooo:rsid="00076e8f"/>
    </style:style>
    <style:style style:name="T9" style:family="text">
      <style:text-properties officeooo:rsid="0008354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8ce4d"/>
    </style:style>
    <style:style style:name="T12" style:family="text">
      <style:text-properties officeooo:rsid="00092994"/>
    </style:style>
    <style:style style:name="T13" style:family="text">
      <style:text-properties officeooo:rsid="000ae921"/>
    </style:style>
    <style:style style:name="T14" style:family="text">
      <style:text-properties fo:font-size="14pt" officeooo:rsid="0000bb3b" style:font-size-asian="12.25pt" style:font-size-complex="14pt"/>
    </style:style>
    <style:style style:name="T15" style:family="text">
      <style:text-properties officeooo:rsid="0000bb3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716cm" fo:min-width="2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5.431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067cm" fo:min-width="1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2.402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6.906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1" draw:style-name="gr7" draw:text-style-name="P6" svg:width="2.779cm" svg:height="6.906cm" svg:x="14.718cm" svg:y="0.462cm"><text:p/><draw:enhanced-geometry svg:viewBox="0 0 21600 21600" draw:type="rectangle" draw:enhanced-path="M 0 0 L 21600 0 21600 21600 0 21600 0 0 Z N"/></draw:custom-shape><draw:line text:anchor-type="paragraph" draw:z-index="28" draw:name="Shape7" draw:style-name="gr1" draw:text-style-name="P3" svg:x1="14.559cm" svg:y1="0.489cm" svg:x2="15.935cm" svg:y2="-0.146cm"><text:p/></draw:line><text:span text:style-name="T1"><text:s/>I</text:span>n address there is <text:span text:style-name="T2">space. <text:s text:c="103"/></text:span><text:span text:style-name="T15">Endfffffff</text:span></text:p>
      <text:p text:style-name="P2"><draw:line text:anchor-type="paragraph" draw:z-index="27" draw:name="Shape6" draw:style-name="gr1" draw:text-style-name="P3" svg:x1="17.496cm" svg:y1="0.425cm" svg:x2="18.131cm" svg:y2="0.425cm"><text:p/></draw:line>That space is register <text:span text:style-name="T2">(stored valued or data)</text:span>.</text:p>
      <text:p text:style-name="P2"><draw:line text:anchor-type="paragraph" draw:z-index="8" draw:name="Shape4" draw:style-name="gr2" draw:text-style-name="P3" svg:x1="16.411cm" svg:y1="1.954cm" svg:x2="14.506cm" svg:y2="0.319cm"><text:p/></draw:line><text:s text:c="97"/><text:span text:style-name="T3">Register(stores th</text:span><text:span text:style-name="T1">e </text:span><text:span text:style-name="T3">value)</text:span> <text:s text:c="394"/><text:span text:style-name="T3"><text:s text:c="72"/></text:span><text:span text:style-name="T1"><text:s text:c="92"/>GPIO = 8 <text:s text:c="79"/>change can the bcoz we’re</text:span></text:p>
      <text:p text:style-name="P2"><draw:custom-shape text:anchor-type="paragraph" draw:z-index="1" draw:name="Shape1_0" draw:style-name="gr6" draw:text-style-name="P6" svg:width="2.779cm" svg:height="2.403cm" svg:x="14.718cm" svg:y="0.176cm"><text:p/><draw:enhanced-geometry svg:viewBox="0 0 21600 21600" draw:type="rectangle" draw:enhanced-path="M 0 0 L 21600 0 21600 21600 0 21600 0 0 Z N"/></draw:custom-shape><draw:custom-shape text:anchor-type="paragraph" draw:z-index="2" draw:name="Shape1_1" draw:style-name="gr3" draw:text-style-name="P5" svg:width="2.781cm" svg:height="0.717cm" svg:x="14.718cm" svg:y="0.372cm"><text:p/><draw:enhanced-geometry svg:viewBox="0 0 21600 21600" draw:type="rectangle" draw:enhanced-path="M 0 0 L 21600 0 21600 21600 0 21600 0 0 Z N"/></draw:custom-shape><draw:line text:anchor-type="paragraph" draw:z-index="3" draw:name="Shape2" draw:style-name="gr2" draw:text-style-name="P4" svg:x1="15.088cm" svg:y1="0.372cm" svg:x2="15.062cm" svg:y2="1.088cm"><text:p/></draw:line><draw:line text:anchor-type="paragraph" draw:z-index="4" draw:name="Shape2_0" draw:style-name="gr2" draw:text-style-name="P4" svg:x1="15.643cm" svg:y1="0.372cm" svg:x2="15.617cm" svg:y2="1.088cm"><text:p/></draw:line><draw:line text:anchor-type="paragraph" draw:z-index="5" draw:name="Shape2_1" draw:style-name="gr2" draw:text-style-name="P4" svg:x1="16.147cm" svg:y1="0.372cm" svg:x2="16.147cm" svg:y2="1.088cm"><text:p/></draw:line><draw:line text:anchor-type="paragraph" draw:z-index="6" draw:name="Shape2_2" draw:style-name="gr2" draw:text-style-name="P4" svg:x1="16.94cm" svg:y1="0.372cm" svg:x2="16.94cm" svg:y2="1.088cm"><text:p/></draw:line><text:span text:style-name="T3"><text:s text:c="100"/></text:span><text:span text:style-name="T1">0 into 1 in values. </text:span></text:p>
      <text:p text:style-name="P2"><draw:custom-shape text:anchor-type="paragraph" draw:z-index="7" draw:name="Shape3" draw:style-name="gr5" svg:width="1.35cm" svg:height="0.133cm" svg:x="13.369cm" svg:y="0.2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8 </text:span>Address for one GPIO. <text:s text:c="70"/><text:span text:style-name="T3">Address </text:span></text:p>
      <text:p text:style-name="P2"/>
      <text:p text:style-name="P2">To access address or regi<text:span text:style-name="T4">st</text:span>er we are using C.</text:p>
      <text:p text:style-name="P2"/>
      <text:p text:style-name="P2">Register - 8</text:p>
      <text:p text:style-name="P2"/>
      <text:p text:style-name="P2">Register are same but address <text:span text:style-name="T4">are </text:span>different.</text:p>
      <text:p text:style-name="P2"/>
      <text:p text:style-name="P2">* GPIO <text:span text:style-name="T4">registers</text:span> <text:span text:style-name="T4">has</text:span></text:p>
      <text:p text:style-name="P2"><draw:line text:anchor-type="paragraph" draw:z-index="26" draw:name="Shape5" draw:style-name="gr1" draw:text-style-name="P3" svg:x1="17.496cm" svg:y1="0.129cm" svg:x2="17.602cm" svg:y2="2.034cm"><text:p/></draw:line><text:s text:c="31"/></text:p>
      <text:p text:style-name="P2"><text:s text:c="22"/>---------- </text:p>
      <text:p text:style-name="P2"/>
      <text:p text:style-name="P2"><text:s text:c="2"/>(GPIOx_MODER) <text:s text:c="36"/><text:span text:style-name="T5">(MODER,OSPEEDR ... ETC) <text:s text:c="17"/></text:span></text:p>
      <text:p text:style-name="P2"><text:s text:c="98"/><text:span text:style-name="T5">this are short form. <text:s text:c="13"/></text:span><text:span text:style-name="T15">Start00000</text:span></text:p>
      <text:p text:style-name="P2"><text:s text:c="2"/>(GPIOx_OTYPER) </text:p>
      <text:p text:style-name="P2"/>
      <text:p text:style-name="P2"><text:s text:c="2"/>(GPIOx_OSPEEDR)</text:p>
      <text:p text:style-name="P2"/>
      <text:p text:style-name="P2"><text:s text:c="2"/>(GPIOx_PUPDR)</text:p>
      <text:p text:style-name="P2"/>
      <text:p text:style-name="P2"><text:s/>(GPIOx_IDR)</text:p>
      <text:p text:style-name="P2"/>
      <text:p text:style-name="P2">(GPIOx_ODR)</text:p>
      <text:p text:style-name="P2"/>
      <text:p text:style-name="P2">(GPIOx_BSRR)</text:p>
      <text:p text:style-name="P2"/>
      <text:p text:style-name="P2"><text:s/>(GPIOx_LCKR)</text:p>
      <text:p text:style-name="P2"/>
      <text:p text:style-name="P2"><text:s/>(GPIOx_AFRL)</text:p>
      <text:p text:style-name="P2"/>
      <text:p text:style-name="P2">(GPIOx_AFRH)</text:p>
      <text:p text:style-name="P2"/>
      <text:p text:style-name="P2"><text:s text:c="33"/>-------------</text:p>
      <text:p text:style-name="P2"/>
      <text:p text:style-name="P2">Bose address is register. </text:p>
      <text:p text:style-name="P2"/>
      <text:p text:style-name="P2">For Physical memory for <text:span text:style-name="T6">(</text:span>8 bit) is a b<text:span text:style-name="T6">yt</text:span>es.</text:p>
      <text:p text:style-name="P2"/>
      <text:p text:style-name="P2">It is a by<text:span text:style-name="T6">t</text:span>e addressable.</text:p>
      <text:p text:style-name="P2"/>
      <text:p text:style-name="P2"><text:span text:style-name="T6">(</text:span>Use decimal<text:span text:style-name="T6">)</text:span></text:p>
      <text:p text:style-name="P2"/>
      <text:p text:style-name="P2"><text:span text:style-name="T6">W</text:span>e can s<text:span text:style-name="T6">t</text:span>ore binary <text:span text:style-name="T6">i</text:span>n hexadecimal way.</text:p>
      <text:p text:style-name="P2"/>
      <text:p text:style-name="P2"/>
      <text:p text:style-name="P2"/>
      <text:p text:style-name="P2">B<text:span text:style-name="T7">c</text:span>o<text:span text:style-name="T7">z</text:span>For (11 = 1011) we cannot use b<text:span text:style-name="T7">coz</text:span> it "ll will be confuse so we <text:span text:style-name="T7">us</text:span>e hexadecind (<text:span text:style-name="T7">0 </text:span>to 9, A t<text:span text:style-name="T7">o </text:span><text:span text:style-name="T15">F</text:span></text:p>
      <text:p text:style-name="P2"><text:soft-page-break/>) It'll easy.</text:p>
      <text:p text:style-name="P2"/>
      <text:p text:style-name="P2">Half set find <text:span text:style-name="T7">(</text:span>20 off s<text:span text:style-name="T7">e</text:span>t 2<text:span text:style-name="T7">) 2</text:span>0.<text:span text:style-name="T7">2</text:span></text:p>
      <text:p text:style-name="P2"/>
      <text:p text:style-name="P2">20+2=22</text:p>
      <text:p text:style-name="P2"/>
      <text:p text:style-name="P2"><text:span text:style-name="T8">M</text:span>odule = 22</text:p>
      <text:p text:style-name="P2"/>
      <text:p text:style-name="P2">address = <text:span text:style-name="T8">2</text:span>.</text:p>
      <text:p text:style-name="P2"/>
      <text:p text:style-name="P1">EG:</text:p>
      <text:p text:style-name="P1"/>
      <text:p text:style-name="P2"><text:span text:style-name="T8">[ </text:span>Bas<text:span text:style-name="T8">s</text:span> address =<text:span text:style-name="T8">20</text:span></text:p>
      <text:p text:style-name="P2"/>
      <text:p text:style-name="P2">addres<text:span text:style-name="T8">s</text:span> <text:s/>off<text:span text:style-name="T8">s</text:span>et=20</text:p>
      <text:p text:style-name="P2"/>
      <text:p text:style-name="P2">Bass + address= 40 <text:s/><text:span text:style-name="T8">]</text:span></text:p>
      <text:p text:style-name="P2"/>
      <text:p text:style-name="P2"/>
      <text:p text:style-name="P2">If find B<text:span text:style-name="T8">as</text:span>s addres<text:span text:style-name="T8">s</text:span> easy <text:span text:style-name="T8">t</text:span>o find of<text:span text:style-name="T8">f</text:span> set, <text:s/>If fin<text:span text:style-name="T9">d</text:span> off set <text:span text:style-name="T9">ea</text:span>sy to find Bass address.</text:p>
      <text:p text:style-name="P2">Both are some way of process.</text:p>
      <text:p text:style-name="P2"/>
      <text:p text:style-name="P2"><text:span text:style-name="T9">H</text:span>ere, <text:span text:style-name="T9">F</text:span>or RCC <text:span text:style-name="T10">0X400203800</text:span> this is not B<text:span text:style-name="T9">a</text:span>ss , 0x40020000 (GPIOA) <text:span text:style-name="T9">is Bass.</text:span></text:p>
      <text:p text:style-name="P2"/>
      <text:p text:style-name="P2">TO RCC = B<text:span text:style-name="T9">a</text:span>ss + RCC off <text:span text:style-name="T9">se</text:span>t -<text:span text:style-name="T9">&gt;(3800 [that num]).</text:span></text:p>
      <text:p text:style-name="P2"/>
      <text:p text:style-name="P2">R = Register</text:p>
      <text:p text:style-name="P2"/>
      <text:p text:style-name="P2">In previous we see that <text:span text:style-name="T11">a</text:span>re address.</text:p>
      <text:p text:style-name="P2"/>
      <text:p text:style-name="P2">Now we see Regis<text:span text:style-name="T11">t</text:span>er.</text:p>
      <text:p text:style-name="P2"/>
      <text:p text:style-name="P2">Here, we pointer to access addres to find value.</text:p>
      <text:p text:style-name="P2"/>
      <text:p text:style-name="P2">Volatile we u<text:span text:style-name="T12">se</text:span> b<text:span text:style-name="T12">c</text:span>oz don't op<text:span text:style-name="T12">t</text:span>imze the given value (or) <text:span text:style-name="T12">modizied (convert)</text:span> the <text:span text:style-name="T12">value when </text:span>we given the <text:s/><text:span text:style-name="T12">INPUT VALU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9" draw:name="Shape1_2" draw:style-name="gr4" draw:text-style-name="P6" svg:width="2.779cm" svg:height="5.432cm" svg:x="4.373cm" svg:y="0.042cm"><text:p/><draw:enhanced-geometry svg:viewBox="0 0 21600 21600" draw:type="rectangle" draw:enhanced-path="M 0 0 L 21600 0 21600 21600 0 21600 0 0 Z N"/></draw:custom-shape><draw:line text:anchor-type="paragraph" draw:z-index="15" draw:name="Shape4_0" draw:style-name="gr2" draw:text-style-name="P3" svg:x1="2.341cm" svg:y1="5.093cm" svg:x2="2.341cm" svg:y2="0.145cm"><text:p/></draw:line></text:p>
      <text:p text:style-name="P2"><draw:line text:anchor-type="paragraph" draw:z-index="24" draw:name="Shape2_15" draw:style-name="gr2" draw:text-style-name="P4" svg:x1="3.558cm" svg:y1="0.229cm" svg:x2="4.373cm" svg:y2="0.257cm"><text:p/></draw:line></text:p>
      <text:p text:style-name="P2"><draw:line text:anchor-type="paragraph" draw:z-index="16" draw:name="Shape2_7" draw:style-name="gr2" draw:text-style-name="P4" svg:x1="3.558cm" svg:y1="0.229cm" svg:x2="4.373cm" svg:y2="0.257cm"><text:p/></draw:line></text:p>
      <text:p text:style-name="P2"><draw:line text:anchor-type="paragraph" draw:z-index="17" draw:name="Shape2_8" draw:style-name="gr2" draw:text-style-name="P4" svg:x1="3.558cm" svg:y1="0.229cm" svg:x2="4.373cm" svg:y2="0.257cm"><text:p/></draw:line></text:p>
      <text:p text:style-name="P2"><draw:line text:anchor-type="paragraph" draw:z-index="18" draw:name="Shape2_9" draw:style-name="gr2" draw:text-style-name="P4" svg:x1="3.558cm" svg:y1="0.229cm" svg:x2="4.373cm" svg:y2="0.257cm"><text:p/></draw:line><draw:line text:anchor-type="paragraph" draw:z-index="19" draw:name="Shape2_10" draw:style-name="gr2" draw:text-style-name="P4" svg:x1="3.558cm" svg:y1="0.229cm" svg:x2="4.373cm" svg:y2="0.257cm"><text:p/></draw:line><draw:line text:anchor-type="paragraph" draw:z-index="25" draw:name="Shape4_1" draw:style-name="gr2" draw:text-style-name="P3" svg:x1="6.098cm" svg:y1="0.234cm" svg:x2="8.479cm" svg:y2="0.192cm"><text:p/></draw:line><text:span text:style-name="T13">Address</text:span> <text:s text:c="33"/><text:span text:style-name="T12">Value <text:s text:c="23"/></text:span><text:span text:style-name="T13">&gt;Register ( [top] next topic)</text:span></text:p>
      <text:p text:style-name="P2"><draw:custom-shape text:anchor-type="paragraph" draw:z-index="10" draw:name="Shape1_3" draw:style-name="gr3" draw:text-style-name="P5" svg:width="2.781cm" svg:height="0.717cm" svg:x="4.373cm" svg:y="0.044cm"><text:p/><draw:enhanced-geometry svg:viewBox="0 0 21600 21600" draw:type="rectangle" draw:enhanced-path="M 0 0 L 21600 0 21600 21600 0 21600 0 0 Z N"/></draw:custom-shape><draw:line text:anchor-type="paragraph" draw:z-index="11" draw:name="Shape2_3" draw:style-name="gr2" draw:text-style-name="P4" svg:x1="4.928cm" svg:y1="0.044cm" svg:x2="4.902cm" svg:y2="0.76cm"><text:p/></draw:line><draw:line text:anchor-type="paragraph" draw:z-index="12" draw:name="Shape2_4" draw:style-name="gr2" draw:text-style-name="P4" svg:x1="5.669cm" svg:y1="0.044cm" svg:x2="5.643cm" svg:y2="0.76cm"><text:p/></draw:line><draw:line text:anchor-type="paragraph" draw:z-index="13" draw:name="Shape2_5" draw:style-name="gr2" draw:text-style-name="P4" svg:x1="6.251cm" svg:y1="0.044cm" svg:x2="6.251cm" svg:y2="0.76cm"><text:p/></draw:line><draw:line text:anchor-type="paragraph" draw:z-index="14" draw:name="Shape2_6" draw:style-name="gr2" draw:text-style-name="P4" svg:x1="6.807cm" svg:y1="0.044cm" svg:x2="6.807cm" svg:y2="0.76cm"><text:p/></draw:line><draw:line text:anchor-type="paragraph" draw:z-index="20" draw:name="Shape2_11" draw:style-name="gr2" draw:text-style-name="P4" svg:x1="3.558cm" svg:y1="0.229cm" svg:x2="4.373cm" svg:y2="0.257cm"><text:p/></draw:line><text:s/><text:span text:style-name="T13">(pervious</text:span></text:p>
      <text:p text:style-name="P2"><text:s text:c="6"/><text:span text:style-name="T13">t</text:span></text:p>
      <text:p text:style-name="P2"><text:span text:style-name="T13">opic)</text:span> <text:s text:c="95"/></text:p>
      <text:p text:style-name="P2"><draw:line text:anchor-type="paragraph" draw:z-index="21" draw:name="Shape2_12" draw:style-name="gr2" draw:text-style-name="P4" svg:x1="3.558cm" svg:y1="0.229cm" svg:x2="4.373cm" svg:y2="0.257cm"><text:p/></draw:line><draw:line text:anchor-type="paragraph" draw:z-index="22" draw:name="Shape2_13" draw:style-name="gr2" draw:text-style-name="P4" svg:x1="3.558cm" svg:y1="1.843cm" svg:x2="4.373cm" svg:y2="1.871cm"><text:p/></draw:line><draw:line text:anchor-type="paragraph" draw:z-index="23" draw:name="Shape2_14" draw:style-name="gr2" draw:text-style-name="P4" svg:x1="3.425cm" svg:y1="1.007cm" svg:x2="4.372cm" svg:y2="1.051cm"><text:p/></draw:line><text:s text:c="2"/></text:p>
      <text:p text:style-name="P2"/>
      <text:p text:style-name="P2"><text:soft-page-break/><text:s text:c="5"/></text:p>
      <table:table table:name="Table1" table:style-name="Table1">
        <table:table-column table:style-name="Table1.A"/>
        <table:table-column table:style-name="Table1.B"/>
        <table:table-row table:style-name="TableLine94730468833360"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000</text:p>
          </table:table-cell>
        </table:table-row>
        <table:table-row table:style-name="TableLine94730468833360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001</text:p>
          </table:table-cell>
        </table:table-row>
        <table:table-row table:style-name="TableLine94730468833360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010</text:p>
          </table:table-cell>
        </table:table-row>
        <table:table-row table:style-name="TableLine94730468833360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011</text:p>
          </table:table-cell>
        </table:table-row>
        <table:table-row table:style-name="TableLine94730468833360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0100</text:p>
          </table:table-cell>
        </table:table-row>
        <table:table-row table:style-name="TableLine94730468833360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0101</text:p>
          </table:table-cell>
        </table:table-row>
        <table:table-row table:style-name="TableLine94730468833360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0110</text:p>
          </table:table-cell>
        </table:table-row>
        <table:table-row table:style-name="TableLine94730468833360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0111</text:p>
          </table:table-cell>
        </table:table-row>
        <table:table-row table:style-name="TableLine94730468833360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1000</text:p>
          </table:table-cell>
        </table:table-row>
        <table:table-row table:style-name="TableLine94730468833360"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1001</text:p>
          </table:table-cell>
        </table:table-row>
        <table:table-row table:style-name="TableLine94730468833360"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1010</text:p>
          </table:table-cell>
        </table:table-row>
        <table:table-row table:style-name="TableLine94730468833360"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1011</text:p>
          </table:table-cell>
        </table:table-row>
        <table:table-row table:style-name="TableLine94730468833360"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1100</text:p>
          </table:table-cell>
        </table:table-row>
        <table:table-row table:style-name="TableLine94730468833360">
          <table:table-cell table:style-name="Table1.A1" office:value-type="string">
            <text:p text:style-name="Table_20_Contents">D</text:p>
          </table:table-cell>
          <table:table-cell table:style-name="Table1.A1" office:value-type="string">
            <text:p text:style-name="Table_20_Contents">1101</text:p>
          </table:table-cell>
        </table:table-row>
        <table:table-row table:style-name="TableLine94730468833360"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1110</text:p>
          </table:table-cell>
        </table:table-row>
        <table:table-row table:style-name="TableLine94730468833360">
          <table:table-cell table:style-name="Table1.A1" office:value-type="string">
            <text:p text:style-name="Table_20_Contents">F</text:p>
          </table:table-cell>
          <table:table-cell table:style-name="Table1.A1" office:value-type="string">
            <text:p text:style-name="Table_20_Contents">111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22:38:41.680790020</meta:creation-date>
    <dc:date>2024-02-15T22:48:32.325597320</dc:date>
    <meta:editing-duration>PT9M51S</meta:editing-duration>
    <meta:editing-cycles>1</meta:editing-cycles>
    <meta:document-statistic meta:table-count="1" meta:image-count="0" meta:object-count="0" meta:page-count="3" meta:paragraph-count="85" meta:word-count="292" meta:character-count="2944" meta:non-whitespace-character-count="1289"/>
    <meta:generator>LibreOffice/6.4.7.2$Linux_X86_64 LibreOffice_project/40$Build-2</meta:generator>
  </office:meta>
</office:document-meta>
</file>